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9 年 5 月 份" calcext:value-type="string">
              <text:p><text:s text:c="7"/>中 華 民 國 99 年 5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2641" calcext:value-type="float">
            <text:p><text:s text:c="3"/>2,64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29" office:value-type="float" office:value="1523" calcext:value-type="float">
            <text:p><text:s text:c="3"/>1,523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9" office:value-type="float" office:value="12902" calcext:value-type="float">
            <text:p><text:s text:c="3"/>12,902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11379" calcext:value-type="float">
            <text:p><text:s text:c="3"/>11,37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9" calcext:value-type="float">
            <text:p><text:s text:c="3"/>5.79 </text:p>
          </table:table-cell>
          <table:table-cell table:style-name="ce29" office:value-type="float" office:value="12501" calcext:value-type="float">
            <text:p><text:s text:c="3"/>12,50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4992" calcext:value-type="float">
            <text:p><text:s text:c="3"/>4,99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2539" calcext:value-type="float">
            <text:p><text:s text:c="3"/>2,539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29" office:value-type="float" office:value="1467" calcext:value-type="float">
            <text:p><text:s text:c="3"/>1,467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9" office:value-type="float" office:value="12807" calcext:value-type="float">
            <text:p><text:s text:c="3"/>12,807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5" calcext:value-type="float">
            <text:p><text:s text:c="3"/>6.55 </text:p>
          </table:table-cell>
          <table:table-cell table:style-name="ce29" office:value-type="float" office:value="11340" calcext:value-type="float">
            <text:p><text:s text:c="3"/>11,340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12459" calcext:value-type="float">
            <text:p><text:s text:c="3"/>12,459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7" calcext:value-type="float">
            <text:p><text:s text:c="3"/>6.37 </text:p>
          </table:table-cell>
          <table:table-cell table:style-name="ce29" office:value-type="float" office:value="4979" calcext:value-type="float">
            <text:p><text:s text:c="3"/>4,979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2084" calcext:value-type="float">
            <text:p><text:s text:c="3"/>2,084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" calcext:value-type="float">
            <text:p><text:s text:c="3"/>1.30 </text:p>
          </table:table-cell>
          <table:table-cell table:style-name="ce29" office:value-type="float" office:value="1081" calcext:value-type="float">
            <text:p><text:s text:c="3"/>1,081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9" office:value-type="float" office:value="10542" calcext:value-type="float">
            <text:p><text:s text:c="3"/>10,542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7" calcext:value-type="float">
            <text:p><text:s text:c="3"/>6.57 </text:p>
          </table:table-cell>
          <table:table-cell table:style-name="ce29" office:value-type="float" office:value="9461" calcext:value-type="float">
            <text:p><text:s text:c="3"/>9,461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10115" calcext:value-type="float">
            <text:p><text:s text:c="3"/>10,11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" calcext:value-type="float">
            <text:p><text:s text:c="3"/>6.30 </text:p>
          </table:table-cell>
          <table:table-cell table:style-name="ce29" office:value-type="float" office:value="4065" calcext:value-type="float">
            <text:p><text:s text:c="3"/>4,06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753" calcext:value-type="float">
            <text:p><text:s text:c="3"/>75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8" calcext:value-type="float">
            <text:p><text:s text:c="3"/>2.28 </text:p>
          </table:table-cell>
          <table:table-cell table:style-name="ce30" office:value-type="float" office:value="738" calcext:value-type="float">
            <text:p><text:s text:c="3"/>73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4" calcext:value-type="float">
            <text:p><text:s text:c="3"/>2.24 </text:p>
          </table:table-cell>
          <table:table-cell table:style-name="ce30" office:value-type="float" office:value="2193" calcext:value-type="float">
            <text:p><text:s text:c="3"/>2,19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30" office:value-type="float" office:value="1455" calcext:value-type="float">
            <text:p><text:s text:c="3"/>1,45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2463" calcext:value-type="float">
            <text:p><text:s text:c="3"/>2,463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6" calcext:value-type="float">
            <text:p><text:s text:c="3"/>7.46 </text:p>
          </table:table-cell>
          <table:table-cell table:style-name="ce30" office:value-type="float" office:value="938" calcext:value-type="float">
            <text:p><text:s text:c="3"/>938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83" calcext:value-type="float">
            <text:p><text:s/>－183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67" calcext:value-type="float">
            <text:p><text:s/>－4.67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30" office:value-type="float" office:value="268" calcext:value-type="float">
            <text:p><text:s text:c="3"/>26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258" calcext:value-type="float">
            <text:p><text:s text:c="3"/>25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8" calcext:value-type="float">
            <text:p><text:s text:c="3"/>6.58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5708" calcext:value-type="float">
            <text:p><text:s text:c="3"/>5,708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26" office:value-type="float" office:value="33.85" calcext:value-type="float">
            <text:p><text:s text:c="3"/>33.85 </text:p>
          </table:table-cell>
          <table:table-cell table:style-name="ce30" office:value-type="float" office:value="435" calcext:value-type="float">
            <text:p><text:s text:c="3"/>43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8" calcext:value-type="float">
            <text:p><text:s text:c="3"/>2.58 </text:p>
          </table:table-cell>
          <table:table-cell table:style-name="ce30" office:value-type="float" office:value="1248" calcext:value-type="float">
            <text:p><text:s text:c="3"/>1,24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9" calcext:value-type="float">
            <text:p><text:s text:c="3"/>7.39 </text:p>
          </table:table-cell>
          <table:table-cell table:style-name="ce30" office:value-type="float" office:value="813" calcext:value-type="float">
            <text:p><text:s text:c="3"/>81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1" calcext:value-type="float">
            <text:p><text:s text:c="3"/>4.81 </text:p>
          </table:table-cell>
          <table:table-cell table:style-name="ce30" office:value-type="float" office:value="1239" calcext:value-type="float">
            <text:p><text:s text:c="3"/>1,23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523" calcext:value-type="float">
            <text:p><text:s text:c="3"/>523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1" calcext:value-type="float">
            <text:p><text:s text:c="3"/>3.1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-292" calcext:value-type="float">
            <text:p><text:s/>－292 </text:p>
          </table:table-cell>
          <table:table-cell table:style-name="ce26" office:value-type="float" office:value="-0.57" calcext:value-type="float">
            <text:p><text:s/>－0.57 </text:p>
          </table:table-cell>
          <table:table-cell table:style-name="ce26" office:value-type="float" office:value="-6.71" calcext:value-type="float">
            <text:p><text:s/>－6.71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5" calcext:value-type="float">
            <text:p><text:s text:c="3"/>2.25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5" calcext:value-type="float">
            <text:p><text:s text:c="3"/>8.65 </text:p>
          </table:table-cell>
          <table:table-cell table:style-name="ce30" office:value-type="float" office:value="278" calcext:value-type="float">
            <text:p><text:s text:c="3"/>27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95" calcext:value-type="float">
            <text:p><text:s text:c="3"/>295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73" calcext:value-type="float">
            <text:p><text:s/>－73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53" calcext:value-type="float">
            <text:p><text:s/>－1.53 </text:p>
          </table:table-cell>
          <table:table-cell table:style-name="ce30" office:value-type="float" office:value="-45" calcext:value-type="float">
            <text:p><text:s/>－45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4" calcext:value-type="float">
            <text:p><text:s/>－0.94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9" calcext:value-type="float">
            <text:p><text:s text:c="3"/>6.69 </text:p>
          </table:table-cell>
          <table:table-cell table:style-name="ce30" office:value-type="float" office:value="364" calcext:value-type="float">
            <text:p><text:s text:c="3"/>364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3" calcext:value-type="float">
            <text:p><text:s text:c="3"/>7.63 </text:p>
          </table:table-cell>
          <table:table-cell table:style-name="ce30" office:value-type="float" office:value="306" calcext:value-type="float">
            <text:p><text:s text:c="3"/>30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-213" calcext:value-type="float">
            <text:p><text:s/>－213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6" calcext:value-type="float">
            <text:p><text:s/>－1.60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3" calcext:value-type="float">
            <text:p><text:s text:c="3"/>1.33 </text:p>
          </table:table-cell>
          <table:table-cell table:style-name="ce30" office:value-type="float" office:value="891" calcext:value-type="float">
            <text:p><text:s text:c="3"/>89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1" calcext:value-type="float">
            <text:p><text:s text:c="3"/>6.71 </text:p>
          </table:table-cell>
          <table:table-cell table:style-name="ce30" office:value-type="float" office:value="714" calcext:value-type="float">
            <text:p><text:s text:c="3"/>71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8" calcext:value-type="float">
            <text:p><text:s text:c="3"/>5.38 </text:p>
          </table:table-cell>
          <table:table-cell table:style-name="ce30" office:value-type="float" office:value="793" calcext:value-type="float">
            <text:p><text:s text:c="3"/>793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7" calcext:value-type="float">
            <text:p><text:s text:c="3"/>5.97 </text:p>
          </table:table-cell>
          <table:table-cell table:style-name="ce30" office:value-type="float" office:value="296" calcext:value-type="float">
            <text:p><text:s text:c="3"/>29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790" calcext:value-type="float">
            <text:p><text:s/>－790 </text:p>
          </table:table-cell>
          <table:table-cell table:style-name="ce26" office:value-type="float" office:value="-0.6" calcext:value-type="float">
            <text:p><text:s/>－0.60 </text:p>
          </table:table-cell>
          <table:table-cell table:style-name="ce26" office:value-type="float" office:value="-7.09" calcext:value-type="float">
            <text:p><text:s/>－7.09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30" office:value-type="float" office:value="811" calcext:value-type="float">
            <text:p><text:s text:c="3"/>811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726" calcext:value-type="float">
            <text:p><text:s text:c="3"/>72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655" calcext:value-type="float">
            <text:p><text:s text:c="3"/>65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8" calcext:value-type="float">
            <text:p><text:s text:c="3"/>5.88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46" calcext:value-type="float">
            <text:p><text:s/>－446 </text:p>
          </table:table-cell>
          <table:table-cell table:style-name="ce26" office:value-type="float" office:value="-0.84" calcext:value-type="float">
            <text:p><text:s/>－0.84 </text:p>
          </table:table-cell>
          <table:table-cell table:style-name="ce26" office:value-type="float" office:value="-9.91" calcext:value-type="float">
            <text:p><text:s/>－9.91 </text:p>
          </table:table-cell>
          <table:table-cell table:style-name="ce30" office:value-type="float" office:value="-79" calcext:value-type="float">
            <text:p><text:s/>－79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6" calcext:value-type="float">
            <text:p><text:s/>－1.76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30" office:value-type="float" office:value="343" calcext:value-type="float">
            <text:p><text:s text:c="3"/>343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3" calcext:value-type="float">
            <text:p><text:s text:c="3"/>7.63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7" calcext:value-type="float">
            <text:p><text:s text:c="3"/>4.67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52" calcext:value-type="float">
            <text:p><text:s/>－652 </text:p>
          </table:table-cell>
          <table:table-cell table:style-name="ce26" office:value-type="float" office:value="-0.9" calcext:value-type="float">
            <text:p><text:s/>－0.90 </text:p>
          </table:table-cell>
          <table:table-cell table:style-name="ce26" office:value-type="float" office:value="-10.65" calcext:value-type="float">
            <text:p><text:s/>－10.65 </text:p>
          </table:table-cell>
          <table:table-cell table:style-name="ce30" office:value-type="float" office:value="-80" calcext:value-type="float">
            <text:p><text:s/>－80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30" office:value-type="float" office:value="379" calcext:value-type="float">
            <text:p><text:s text:c="3"/>37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19" calcext:value-type="float">
            <text:p><text:s text:c="3"/>6.19 </text:p>
          </table:table-cell>
          <table:table-cell table:style-name="ce30" office:value-type="float" office:value="459" calcext:value-type="float">
            <text:p><text:s text:c="3"/>45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0" office:value-type="float" office:value="292" calcext:value-type="float">
            <text:p><text:s text:c="3"/>29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7" calcext:value-type="float">
            <text:p><text:s text:c="3"/>4.77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08" calcext:value-type="float">
            <text:p><text:s/>－508 </text:p>
          </table:table-cell>
          <table:table-cell table:style-name="ce26" office:value-type="float" office:value="-0.93" calcext:value-type="float">
            <text:p><text:s/>－0.93 </text:p>
          </table:table-cell>
          <table:table-cell table:style-name="ce26" office:value-type="float" office:value="-10.95" calcext:value-type="float">
            <text:p><text:s/>－10.95 </text:p>
          </table:table-cell>
          <table:table-cell table:style-name="ce30" office:value-type="float" office:value="-107" calcext:value-type="float">
            <text:p><text:s/>－107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1" calcext:value-type="float">
            <text:p><text:s/>－2.31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30" office:value-type="float" office:value="387" calcext:value-type="float">
            <text:p><text:s text:c="3"/>387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2" calcext:value-type="float">
            <text:p><text:s text:c="3"/>4.92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387" calcext:value-type="float">
            <text:p><text:s/>－387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13" calcext:value-type="float">
            <text:p><text:s/>－4.13 </text:p>
          </table:table-cell>
          <table:table-cell table:style-name="ce30" office:value-type="float" office:value="-167" calcext:value-type="float">
            <text:p><text:s/>－167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8" calcext:value-type="float">
            <text:p><text:s/>－1.78 </text:p>
          </table:table-cell>
          <table:table-cell table:style-name="ce30" office:value-type="float" office:value="501" calcext:value-type="float">
            <text:p><text:s text:c="3"/>501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30" office:value-type="float" office:value="668" calcext:value-type="float">
            <text:p><text:s text:c="3"/>668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3" calcext:value-type="float">
            <text:p><text:s text:c="3"/>7.13 </text:p>
          </table:table-cell>
          <table:table-cell table:style-name="ce30" office:value-type="float" office:value="495" calcext:value-type="float">
            <text:p><text:s text:c="3"/>495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229" calcext:value-type="float">
            <text:p><text:s text:c="3"/>2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7" calcext:value-type="float">
            <text:p><text:s text:c="3"/>2.17 </text:p>
          </table:table-cell>
          <table:table-cell table:style-name="ce30" office:value-type="float" office:value="-97" calcext:value-type="float">
            <text:p><text:s/>－97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2" calcext:value-type="float">
            <text:p><text:s/>－0.92 </text:p>
          </table:table-cell>
          <table:table-cell table:style-name="ce30" office:value-type="float" office:value="601" calcext:value-type="float">
            <text:p><text:s text:c="3"/>60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9" calcext:value-type="float">
            <text:p><text:s text:c="3"/>5.69 </text:p>
          </table:table-cell>
          <table:table-cell table:style-name="ce30" office:value-type="float" office:value="698" calcext:value-type="float">
            <text:p><text:s text:c="3"/>698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608" calcext:value-type="float">
            <text:p><text:s text:c="3"/>60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316" calcext:value-type="float">
            <text:p><text:s text:c="3"/>316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9" calcext:value-type="float">
            <text:p><text:s text:c="3"/>2.9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804" calcext:value-type="float">
            <text:p><text:s/>－804 </text:p>
          </table:table-cell>
          <table:table-cell table:style-name="ce26" office:value-type="float" office:value="-0.91" calcext:value-type="float">
            <text:p><text:s/>－0.91 </text:p>
          </table:table-cell>
          <table:table-cell table:style-name="ce26" office:value-type="float" office:value="-10.75" calcext:value-type="float">
            <text:p><text:s/>－10.75 </text:p>
          </table:table-cell>
          <table:table-cell table:style-name="ce30" office:value-type="float" office:value="-119" calcext:value-type="float">
            <text:p><text:s/>－119 </text:p>
          </table:table-cell>
          <table:table-cell table:style-name="ce26" office:value-type="float" office:value="-0.14" calcext:value-type="float">
            <text:p><text:s/>－0.14 </text:p>
          </table:table-cell>
          <table:table-cell table:style-name="ce26" office:value-type="float" office:value="-1.59" calcext:value-type="float">
            <text:p><text:s/>－1.59 </text:p>
          </table:table-cell>
          <table:table-cell table:style-name="ce30" office:value-type="float" office:value="431" calcext:value-type="float">
            <text:p><text:s text:c="3"/>43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550" calcext:value-type="float">
            <text:p><text:s text:c="3"/>55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6" calcext:value-type="float">
            <text:p><text:s text:c="3"/>7.36 </text:p>
          </table:table-cell>
          <table:table-cell table:style-name="ce30" office:value-type="float" office:value="359" calcext:value-type="float">
            <text:p><text:s text:c="3"/>35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265" calcext:value-type="float">
            <text:p><text:s/>－265 </text:p>
          </table:table-cell>
          <table:table-cell table:style-name="ce26" office:value-type="float" office:value="-1.14" calcext:value-type="float">
            <text:p><text:s/>－1.14 </text:p>
          </table:table-cell>
          <table:table-cell table:style-name="ce26" office:value-type="float" office:value="-13.42" calcext:value-type="float">
            <text:p><text:s/>－13.42 </text:p>
          </table:table-cell>
          <table:table-cell table:style-name="ce30" office:value-type="float" office:value="-65" calcext:value-type="float">
            <text:p><text:s/>－65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29" calcext:value-type="float">
            <text:p><text:s/>－3.29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80" calcext:value-type="float">
            <text:p><text:s text:c="3"/>180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2" calcext:value-type="float">
            <text:p><text:s text:c="3"/>9.12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82" calcext:value-type="float">
            <text:p><text:s/>－282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26" office:value-type="float" office:value="-9.75" calcext:value-type="float">
            <text:p><text:s/>－9.75 </text:p>
          </table:table-cell>
          <table:table-cell table:style-name="ce30" office:value-type="float" office:value="-77" calcext:value-type="float">
            <text:p><text:s/>－77 </text:p>
          </table:table-cell>
          <table:table-cell table:style-name="ce26" office:value-type="float" office:value="-0.23" calcext:value-type="float">
            <text:p><text:s/>－0.23 </text:p>
          </table:table-cell>
          <table:table-cell table:style-name="ce26" office:value-type="float" office:value="-2.66" calcext:value-type="float">
            <text:p><text:s/>－2.66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0" office:value-type="float" office:value="260" calcext:value-type="float">
            <text:p><text:s text:c="3"/>260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9" calcext:value-type="float">
            <text:p><text:s text:c="3"/>8.99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6" calcext:value-type="float">
            <text:p><text:s text:c="3"/>5.36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6" calcext:value-type="float">
            <text:p><text:s text:c="3"/>1.46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98" calcext:value-type="float">
            <text:p><text:s/>－0.98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4" calcext:value-type="float">
            <text:p><text:s text:c="3"/>6.84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18" office:value-type="float" office:value="23" calcext:value-type="float">
            <text:p><text:s text:c="3"/>2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450" calcext:value-type="float">
            <text:p><text:s/>－450 </text:p>
          </table:table-cell>
          <table:table-cell table:style-name="ce26" office:value-type="float" office:value="-1.16" calcext:value-type="float">
            <text:p><text:s/>－1.16 </text:p>
          </table:table-cell>
          <table:table-cell table:style-name="ce26" office:value-type="float" office:value="-13.68" calcext:value-type="float">
            <text:p><text:s/>－13.68 </text:p>
          </table:table-cell>
          <table:table-cell table:style-name="ce30" office:value-type="float" office:value="-38" calcext:value-type="float">
            <text:p><text:s/>－38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6" calcext:value-type="float">
            <text:p><text:s/>－1.16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30" office:value-type="float" office:value="214" calcext:value-type="float">
            <text:p><text:s text:c="3"/>21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8" calcext:value-type="float">
            <text:p><text:s text:c="3"/>5.78 </text:p>
          </table:table-cell>
          <table:table-cell table:style-name="ce18" office:value-type="float" office:value="99" calcext:value-type="float">
            <text:p><text:s text:c="3"/>9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1" calcext:value-type="float">
            <text:p><text:s text:c="3"/>1.91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1" calcext:value-type="float">
            <text:p><text:s text:c="3"/>6.21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26" office:value-type="float" office:value="11.22" calcext:value-type="float">
            <text:p><text:s text:c="3"/>11.22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18" office:value-type="float" office:value="91" calcext:value-type="float">
            <text:p><text:s text:c="3"/>9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814" calcext:value-type="float">
            <text:p><text:s text:c="3"/>814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" calcext:value-type="float">
            <text:p><text:s text:c="3"/>8.90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30" office:value-type="float" office:value="551" calcext:value-type="float">
            <text:p><text:s text:c="3"/>551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2" calcext:value-type="float">
            <text:p><text:s text:c="3"/>6.02 </text:p>
          </table:table-cell>
          <table:table-cell table:style-name="ce30" office:value-type="float" office:value="413" calcext:value-type="float">
            <text:p><text:s text:c="3"/>41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1" calcext:value-type="float">
            <text:p><text:s text:c="3"/>4.51 </text:p>
          </table:table-cell>
          <table:table-cell table:style-name="ce30" office:value-type="float" office:value="667" calcext:value-type="float">
            <text:p><text:s text:c="3"/>66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18" office:value-type="float" office:value="239" calcext:value-type="float">
            <text:p><text:s text:c="3"/>23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95" calcext:value-type="float">
            <text:p><text:s/>－195 </text:p>
          </table:table-cell>
          <table:table-cell table:style-name="ce26" office:value-type="float" office:value="-0.71" calcext:value-type="float">
            <text:p><text:s/>－0.71 </text:p>
          </table:table-cell>
          <table:table-cell table:style-name="ce26" office:value-type="float" office:value="-8.39" calcext:value-type="float">
            <text:p><text:s/>－8.39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9" calcext:value-type="float">
            <text:p><text:s text:c="3"/>5.29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4" calcext:value-type="float">
            <text:p><text:s text:c="3"/>5.04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41" calcext:value-type="float">
            <text:p><text:s/>41 </text:p>
          </table:table-cell>
          <table:table-cell table:style-name="ce27" office:value-type="float" office:value="0.05" calcext:value-type="float">
            <text:p><text:s text:c="3"/>0.05 </text:p>
          </table:table-cell>
          <table:table-cell table:style-name="ce27" office:value-type="float" office:value="0.63" calcext:value-type="float">
            <text:p><text:s text:c="3"/>0.63 </text:p>
          </table:table-cell>
          <table:table-cell table:style-name="ce31" office:value-type="float" office:value="37" calcext:value-type="float">
            <text:p><text:s text:c="3"/>37 </text:p>
          </table:table-cell>
          <table:table-cell table:style-name="ce28" office:value-type="float" office:value="0.05" calcext:value-type="float">
            <text:p><text:s text:c="3"/>0.05 </text:p>
          </table:table-cell>
          <table:table-cell table:style-name="ce28" office:value-type="float" office:value="0.56" calcext:value-type="float">
            <text:p><text:s text:c="3"/>0.56 </text:p>
          </table:table-cell>
          <table:table-cell table:style-name="ce31" office:value-type="float" office:value="375" calcext:value-type="float">
            <text:p><text:s text:c="3"/>375 </text:p>
          </table:table-cell>
          <table:table-cell table:style-name="ce28" office:value-type="float" office:value="0.49" calcext:value-type="float">
            <text:p><text:s text:c="3"/>0.49 </text:p>
          </table:table-cell>
          <table:table-cell table:style-name="ce28" office:value-type="float" office:value="5.72" calcext:value-type="float">
            <text:p><text:s text:c="3"/>5.72 </text:p>
          </table:table-cell>
          <table:table-cell table:style-name="ce31" office:value-type="float" office:value="338" calcext:value-type="float">
            <text:p><text:s text:c="3"/>338 </text:p>
          </table:table-cell>
          <table:table-cell table:style-name="ce28" office:value-type="float" office:value="0.44" calcext:value-type="float">
            <text:p><text:s text:c="3"/>0.44 </text:p>
          </table:table-cell>
          <table:table-cell table:style-name="ce28" office:value-type="float" office:value="5.16" calcext:value-type="float">
            <text:p><text:s text:c="3"/>5.16 </text:p>
          </table:table-cell>
          <table:table-cell table:style-name="ce31" office:value-type="float" office:value="362" calcext:value-type="float">
            <text:p><text:s text:c="3"/>362 </text:p>
          </table:table-cell>
          <table:table-cell table:style-name="ce28" office:value-type="float" office:value="0.47" calcext:value-type="float">
            <text:p><text:s text:c="3"/>0.47 </text:p>
          </table:table-cell>
          <table:table-cell table:style-name="ce28" office:value-type="float" office:value="5.52" calcext:value-type="float">
            <text:p><text:s text:c="3"/>5.52 </text:p>
          </table:table-cell>
          <table:table-cell table:style-name="ce20" office:value-type="float" office:value="165" calcext:value-type="float">
            <text:p><text:s text:c="3"/>165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47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499" calcext:value-type="float">
            <text:p><text:s text:c="3"/>49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6" calcext:value-type="float">
            <text:p><text:s text:c="3"/>2.26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5" office:value-type="float" office:value="0.09" calcext:value-type="float">
            <text:p><text:s text:c="3"/>0.09 </text:p>
          </table:table-cell>
          <table:table-cell table:style-name="ce25" office:value-type="float" office:value="1" calcext:value-type="float">
            <text:p><text:s text:c="3"/>1.00 </text:p>
          </table:table-cell>
          <table:table-cell table:style-name="ce29" office:value-type="float" office:value="1426" calcext:value-type="float">
            <text:p><text:s text:c="3"/>1,426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5" calcext:value-type="float">
            <text:p><text:s text:c="3"/>6.45 </text:p>
          </table:table-cell>
          <table:table-cell table:style-name="ce29" office:value-type="float" office:value="1204" calcext:value-type="float">
            <text:p><text:s text:c="3"/>1,204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29" office:value-type="float" office:value="1569" calcext:value-type="float">
            <text:p><text:s text:c="3"/>1,569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9" calcext:value-type="float">
            <text:p><text:s text:c="3"/>7.09 </text:p>
          </table:table-cell>
          <table:table-cell table:style-name="ce17" office:value-type="float" office:value="577" calcext:value-type="float">
            <text:p><text:s text:c="3"/>57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7" calcext:value-type="float">
            <text:p><text:s text:c="3"/>2.37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3" calcext:value-type="float">
            <text:p><text:s text:c="3"/>6.73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5" calcext:value-type="float">
            <text:p><text:s text:c="3"/>4.35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57" calcext:value-type="float">
            <text:p><text:s/>－157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26" office:value-type="float" office:value="-8.23" calcext:value-type="float">
            <text:p><text:s/>－8.23 </text:p>
          </table:table-cell>
          <table:table-cell table:style-name="ce30" office:value-type="float" office:value="1" calcext:value-type="float">
            <text:p><text:s text:c="3"/>1 </text:p>
          </table:table-cell>
          <table:table-cell table:style-name="ce26" office:value-type="float" office:value="0.001" calcext:value-type="float">
            <text:p><text:s text:c="3"/>0.0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3" calcext:value-type="float">
            <text:p><text:s text:c="3"/>6.03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3" calcext:value-type="float">
            <text:p><text:s text:c="3"/>7.13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5" calcext:value-type="float">
            <text:p><text:s text:c="3"/>1.55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5" calcext:value-type="float">
            <text:p><text:s text:c="3"/>6.25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6" calcext:value-type="float">
            <text:p><text:s text:c="3"/>5.26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3" calcext:value-type="float">
            <text:p><text:s text:c="3"/>6.93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231" calcext:value-type="float">
            <text:p><text:s text:c="3"/>231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49" calcext:value-type="float">
            <text:p><text:s text:c="3"/>12.49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145" calcext:value-type="float">
            <text:p><text:s text:c="3"/>14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3" calcext:value-type="float">
            <text:p><text:s text:c="3"/>7.83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9" calcext:value-type="float">
            <text:p><text:s text:c="3"/>8.59 </text:p>
          </table:table-cell>
          <table:table-cell table:style-name="ce32" office:value-type="float" office:value="-8" calcext:value-type="float">
            <text:p><text:s/>－8 </text:p>
          </table:table-cell>
          <table:table-cell table:style-name="ce34" office:value-type="float" office:value="-0.05" calcext:value-type="float">
            <text:p><text:s/>－0.05 </text:p>
          </table:table-cell>
          <table:table-cell table:style-name="ce34" office:value-type="float" office:value="-0.59" calcext:value-type="float">
            <text:p><text:s/>－0.59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7" calcext:value-type="float">
            <text:p><text:s text:c="3"/>6.0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5" calcext:value-type="float">
            <text:p><text:s text:c="3"/>7.85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186" calcext:value-type="float">
            <text:p><text:s text:c="3"/>186 </text:p>
          </table:table-cell>
          <table:table-cell table:style-name="ce26" office:value-type="float" office:value="1.51" calcext:value-type="float">
            <text:p><text:s text:c="3"/>1.51 </text:p>
          </table:table-cell>
          <table:table-cell table:style-name="ce26" office:value-type="float" office:value="17.73" calcext:value-type="float">
            <text:p><text:s text:c="3"/>17.73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4" calcext:value-type="float">
            <text:p><text:s text:c="3"/>7.34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3" calcext:value-type="float">
            <text:p><text:s text:c="3"/>3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81" calcext:value-type="float">
            <text:p><text:s/>－81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09" calcext:value-type="float">
            <text:p><text:s/>－5.09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1" calcext:value-type="float">
            <text:p><text:s text:c="3"/>8.41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7" calcext:value-type="float">
            <text:p><text:s text:c="3"/>3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33" calcext:value-type="float">
            <text:p><text:s text:c="3"/>133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1" calcext:value-type="float">
            <text:p><text:s text:c="3"/>6.01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9" calcext:value-type="float">
            <text:p><text:s text:c="3"/>1.99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7" calcext:value-type="float">
            <text:p><text:s text:c="3"/>4.47 </text:p>
          </table:table-cell>
          <table:table-cell table:style-name="ce30" office:value-type="float" office:value="155" calcext:value-type="float">
            <text:p><text:s text:c="3"/>155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19" calcext:value-type="float">
            <text:p><text:s/>－2.19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6" calcext:value-type="float">
            <text:p><text:s text:c="3"/>1.46 </text:p>
          </table:table-cell>
          <table:table-cell table:style-name="ce30" office:value-type="float" office:value="76" calcext:value-type="float">
            <text:p><text:s text:c="3"/>7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3" calcext:value-type="float">
            <text:p><text:s text:c="3"/>7.93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6" calcext:value-type="float">
            <text:p><text:s text:c="3"/>8.5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3" calcext:value-type="float">
            <text:p><text:s text:c="3"/>3.2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1" calcext:value-type="float">
            <text:p><text:s text:c="3"/>1.41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2" calcext:value-type="float">
            <text:p><text:s text:c="3"/>3.52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3" calcext:value-type="float">
            <text:p><text:s text:c="3"/>7.4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1" calcext:value-type="float">
            <text:p><text:s text:c="3"/>3.91 </text:p>
          </table:table-cell>
          <table:table-cell table:style-name="ce30" office:value-type="float" office:value="140" calcext:value-type="float">
            <text:p><text:s text:c="3"/>140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6" calcext:value-type="float">
            <text:p><text:s text:c="3"/>6.16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109" calcext:value-type="float">
            <text:p><text:s/>－109 </text:p>
          </table:table-cell>
          <table:table-cell table:style-name="ce26" office:value-type="float" office:value="-0.38" calcext:value-type="float">
            <text:p><text:s/>－0.38 </text:p>
          </table:table-cell>
          <table:table-cell table:style-name="ce26" office:value-type="float" office:value="-4.53" calcext:value-type="float">
            <text:p><text:s/>－4.53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4" calcext:value-type="float">
            <text:p><text:s text:c="3"/>4.74 </text:p>
          </table:table-cell>
          <table:table-cell table:style-name="ce30" office:value-type="float" office:value="179" calcext:value-type="float">
            <text:p><text:s text:c="3"/>17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4" calcext:value-type="float">
            <text:p><text:s text:c="3"/>7.44 </text:p>
          </table:table-cell>
          <table:table-cell table:style-name="ce18" office:value-type="float" office:value="71" calcext:value-type="float">
            <text:p><text:s text:c="3"/>7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5" calcext:value-type="float">
            <text:p><text:s text:c="3"/>2.9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148" calcext:value-type="float">
            <text:p><text:s text:c="3"/>14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44" calcext:value-type="float">
            <text:p><text:s/>－44 </text:p>
          </table:table-cell>
          <table:table-cell table:style-name="ce25" office:value-type="float" office:value="-0.03" calcext:value-type="float">
            <text:p><text:s/>－0.03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6" calcext:value-type="float">
            <text:p><text:s text:c="3"/>1.26 </text:p>
          </table:table-cell>
          <table:table-cell table:style-name="ce29" office:value-type="float" office:value="839" calcext:value-type="float">
            <text:p><text:s text:c="3"/>839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675" calcext:value-type="float">
            <text:p><text:s text:c="3"/>675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" calcext:value-type="float">
            <text:p><text:s text:c="3"/>5.20 </text:p>
          </table:table-cell>
          <table:table-cell table:style-name="ce29" office:value-type="float" office:value="775" calcext:value-type="float">
            <text:p><text:s text:c="3"/>775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17" office:value-type="float" office:value="337" calcext:value-type="float">
            <text:p><text:s text:c="3"/>337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17" calcext:value-type="float">
            <text:p><text:s/>－17 </text:p>
          </table:table-cell>
          <table:table-cell table:style-name="ce26" office:value-type="float" office:value="-0.61" calcext:value-type="float">
            <text:p><text:s/>－0.61 </text:p>
          </table:table-cell>
          <table:table-cell table:style-name="ce26" office:value-type="float" office:value="-7.23" calcext:value-type="float">
            <text:p><text:s/>－7.23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55" calcext:value-type="float">
            <text:p><text:s/>－2.55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3" calcext:value-type="float">
            <text:p><text:s text:c="3"/>3.83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85" calcext:value-type="float">
            <text:p><text:s text:c="3"/>8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8" calcext:value-type="float">
            <text:p><text:s text:c="3"/>7.68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8" calcext:value-type="float">
            <text:p><text:s text:c="3"/>2.08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2" calcext:value-type="float">
            <text:p><text:s text:c="3"/>6.32 </text:p>
          </table:table-cell>
          <table:table-cell table:style-name="ce30" office:value-type="float" office:value="47" calcext:value-type="float">
            <text:p><text:s text:c="3"/>4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4" calcext:value-type="float">
            <text:p><text:s text:c="3"/>7.14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" calcext:value-type="float">
            <text:p><text:s text:c="3"/>2.8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01" calcext:value-type="float">
            <text:p><text:s text:c="3"/>201 </text:p>
          </table:table-cell>
          <table:table-cell table:style-name="ce26" office:value-type="float" office:value="1.05" calcext:value-type="float">
            <text:p><text:s text:c="3"/>1.05 </text:p>
          </table:table-cell>
          <table:table-cell table:style-name="ce26" office:value-type="float" office:value="12.42" calcext:value-type="float">
            <text:p><text:s text:c="3"/>12.42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1.98" calcext:value-type="float">
            <text:p><text:s text:c="3"/>1.98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4" calcext:value-type="float">
            <text:p><text:s text:c="3"/>7.04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7" calcext:value-type="float">
            <text:p><text:s text:c="3"/>5.87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5" calcext:value-type="float">
            <text:p><text:s text:c="3"/>3.1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19" calcext:value-type="float">
            <text:p><text:s/>－2.19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1" calcext:value-type="float">
            <text:p><text:s text:c="3"/>1.71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9" calcext:value-type="float">
            <text:p><text:s text:c="3"/>4.99 </text:p>
          </table:table-cell>
          <table:table-cell table:style-name="ce30" office:value-type="float" office:value="98" calcext:value-type="float">
            <text:p><text:s text:c="3"/>9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141" calcext:value-type="float">
            <text:p><text:s/>－141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68" calcext:value-type="float">
            <text:p><text:s/>－4.68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3" calcext:value-type="float">
            <text:p><text:s text:c="3"/>1.73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4" calcext:value-type="float">
            <text:p><text:s text:c="3"/>6.44 </text:p>
          </table:table-cell>
          <table:table-cell table:style-name="ce30" office:value-type="float" office:value="142" calcext:value-type="float">
            <text:p><text:s text:c="3"/>14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7" calcext:value-type="float">
            <text:p><text:s text:c="3"/>6.07 </text:p>
          </table:table-cell>
          <table:table-cell table:style-name="ce18" office:value-type="float" office:value="81" calcext:value-type="float">
            <text:p><text:s text:c="3"/>8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98" calcext:value-type="float">
            <text:p><text:s/>－98 </text:p>
          </table:table-cell>
          <table:table-cell table:style-name="ce26" office:value-type="float" office:value="-1.76" calcext:value-type="float">
            <text:p><text:s/>－1.76 </text:p>
          </table:table-cell>
          <table:table-cell table:style-name="ce26" office:value-type="float" office:value="-20.72" calcext:value-type="float">
            <text:p><text:s/>－20.72 </text:p>
          </table:table-cell>
          <table:table-cell table:style-name="ce30" office:value-type="float" office:value="-6" calcext:value-type="float">
            <text:p><text:s/>－6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6" calcext:value-type="float">
            <text:p><text:s text:c="3"/>4.66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3" calcext:value-type="float">
            <text:p><text:s text:c="3"/>5.93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2" calcext:value-type="float">
            <text:p><text:s text:c="3"/>2.1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26" office:value-type="float" office:value="35.73" calcext:value-type="float">
            <text:p><text:s text:c="3"/>35.73 </text:p>
          </table:table-cell>
          <table:table-cell table:style-name="ce30" office:value-type="float" office:value="-19" calcext:value-type="float">
            <text:p><text:s/>－19 </text:p>
          </table:table-cell>
          <table:table-cell table:style-name="ce26" office:value-type="float" office:value="-0.65" calcext:value-type="float">
            <text:p><text:s/>－0.65 </text:p>
          </table:table-cell>
          <table:table-cell table:style-name="ce26" office:value-type="float" office:value="-7.7" calcext:value-type="float">
            <text:p><text:s/>－7.70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3" calcext:value-type="float">
            <text:p><text:s text:c="3"/>2.03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3" calcext:value-type="float">
            <text:p><text:s text:c="3"/>9.73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2" calcext:value-type="float">
            <text:p><text:s text:c="3"/>8.92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62" calcext:value-type="float">
            <text:p><text:s/>－62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3.95" calcext:value-type="float">
            <text:p><text:s/>－3.95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5" calcext:value-type="float">
            <text:p><text:s text:c="3"/>5.35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4" calcext:value-type="float">
            <text:p><text:s text:c="3"/>2.7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86" calcext:value-type="float">
            <text:p><text:s/>－86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08" calcext:value-type="float">
            <text:p><text:s/>－5.08 </text:p>
          </table:table-cell>
          <table:table-cell table:style-name="ce30" office:value-type="float" office:value="32" calcext:value-type="float">
            <text:p><text:s text:c="3"/>3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9" calcext:value-type="float">
            <text:p><text:s text:c="3"/>1.89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31" calcext:value-type="float">
            <text:p><text:s text:c="3"/>5.31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8" calcext:value-type="float">
            <text:p><text:s text:c="3"/>5.08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3" calcext:value-type="float">
            <text:p><text:s text:c="3"/>1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6" office:value-type="float" office:value="-0.7" calcext:value-type="float">
            <text:p><text:s/>－0.70 </text:p>
          </table:table-cell>
          <table:table-cell table:style-name="ce26" office:value-type="float" office:value="-8.25" calcext:value-type="float">
            <text:p><text:s/>－8.25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3" calcext:value-type="float">
            <text:p><text:s text:c="3"/>3.93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83" calcext:value-type="float">
            <text:p><text:s text:c="3"/>9.83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4" calcext:value-type="float">
            <text:p><text:s text:c="3"/>3.5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8" calcext:value-type="float">
            <text:p><text:s text:c="3"/>2.98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4" calcext:value-type="float">
            <text:p><text:s text:c="3"/>2.14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3" calcext:value-type="float">
            <text:p><text:s text:c="3"/>5.13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4" calcext:value-type="float">
            <text:p><text:s text:c="3"/>6.04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02" calcext:value-type="float">
            <text:p><text:s text:c="3"/>102 </text:p>
          </table:table-cell>
          <table:table-cell table:style-name="ce25" office:value-type="float" office:value="0.97" calcext:value-type="float">
            <text:p><text:s text:c="3"/>0.97 </text:p>
          </table:table-cell>
          <table:table-cell table:style-name="ce25" office:value-type="float" office:value="11.45" calcext:value-type="float">
            <text:p><text:s text:c="3"/>11.45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66" calcext:value-type="float">
            <text:p><text:s text:c="3"/>10.66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1" calcext:value-type="float">
            <text:p><text:s text:c="3"/>4.71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46" calcext:value-type="float">
            <text:p><text:s text:c="3"/>1.4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27" calcext:value-type="float">
            <text:p><text:s text:c="3"/>127 </text:p>
          </table:table-cell>
          <table:table-cell table:style-name="ce26" office:value-type="float" office:value="1.34" calcext:value-type="float">
            <text:p><text:s text:c="3"/>1.34 </text:p>
          </table:table-cell>
          <table:table-cell table:style-name="ce26" office:value-type="float" office:value="15.75" calcext:value-type="float">
            <text:p><text:s text:c="3"/>15.75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2" calcext:value-type="float">
            <text:p><text:s text:c="3"/>6.32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41" calcext:value-type="float">
            <text:p><text:s text:c="3"/>10.41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9" calcext:value-type="float">
            <text:p><text:s text:c="3"/>4.09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1" calcext:value-type="float">
            <text:p><text:s text:c="3"/>1.61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25" calcext:value-type="float">
            <text:p><text:s/>－25 </text:p>
          </table:table-cell>
          <table:table-cell table:style-name="ce28" office:value-type="float" office:value="-2.5" calcext:value-type="float">
            <text:p><text:s/>－2.50 </text:p>
          </table:table-cell>
          <table:table-cell table:style-name="ce28" office:value-type="float" office:value="-29.41" calcext:value-type="float">
            <text:p><text:s/>－29.41 </text:p>
          </table:table-cell>
          <table:table-cell table:style-name="ce33" office:value-type="float" office:value="5" calcext:value-type="float">
            <text:p><text:s text:c="3"/>5 </text:p>
          </table:table-cell>
          <table:table-cell table:style-name="ce35" office:value-type="float" office:value="0.5" calcext:value-type="float">
            <text:p><text:s text:c="3"/>0.50 </text:p>
          </table:table-cell>
          <table:table-cell table:style-name="ce35" office:value-type="float" office:value="5.89" calcext:value-type="float">
            <text:p><text:s text:c="3"/>5.89 </text:p>
          </table:table-cell>
          <table:table-cell table:style-name="ce31" office:value-type="float" office:value="11" calcext:value-type="float">
            <text:p><text:s text:c="3"/>11 </text:p>
          </table:table-cell>
          <table:table-cell table:style-name="ce28" office:value-type="float" office:value="1.1" calcext:value-type="float">
            <text:p><text:s text:c="3"/>1.10 </text:p>
          </table:table-cell>
          <table:table-cell table:style-name="ce28" office:value-type="float" office:value="12.95" calcext:value-type="float">
            <text:p><text:s text:c="3"/>12.95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" calcext:value-type="float">
            <text:p><text:s text:c="3"/>0.60 </text:p>
          </table:table-cell>
          <table:table-cell table:style-name="ce28" office:value-type="float" office:value="7.07" calcext:value-type="float">
            <text:p><text:s text:c="3"/>7.07 </text:p>
          </table:table-cell>
          <table:table-cell table:style-name="ce31" office:value-type="float" office:value="5" calcext:value-type="float">
            <text:p><text:s text:c="3"/>5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38" office:value-type="float" office:value="5.89" calcext:value-type="float">
            <text:p><text:s text:c="3"/>5.89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6-07T10:12:01</dc:date>
    <meta:print-date>2010-06-07T10:11:3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